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al! A rail car for six, if you please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 office:value-type="string">
            <text:p>Rail Car Guy
“Yo! Sorry, guys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 office:value-type="string">
            <text:p>Rail Car Guy
“We still ain't done with our scheduled
maintenance on the rail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 office:value-type="string">
            <text:p>Rail Car Guy
“We'll be done in four hours at the earliest!”</text:p>
          </table:table-cell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we would be better off walking
the distance.</text:p>
          </table:table-cell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?</text:p>
          </table:table-cell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ould use some exercise...</text:p>
          </table:table-cell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 office:value-type="string">
            <text:p>L3 Hime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Brrrrr...)</text:p>
          </table:table-cell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 office:value-type="string">
            <text:p>(Ooo... I kinda need to pee all of a Suddeeen.)</text:p>
          </table:table-cell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 office:value-type="string">
            <text:p>(I guess I had too much to Driiink?)</text:p>
          </table:table-cell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 office:value-type="string">
            <text:p>(Welp, it's no Probleeem. I'll just set the
decomposition module to the ma—)</text:p>
          </table:table-cell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 office:value-type="string">
            <text:p>(Wh... What's Thiiis?)</text:p>
          </table:table-cell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 office:value-type="string">
            <text:p>(The decomposition system isn't...
activating...?)</text:p>
          </table:table-cell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 office:value-type="string">
            <text:p>(How Weeeird, I'm sure I checked it only
when I arrived on this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 office:value-type="string">
            <text:p>(...Ack! Don't tell me it broke when the
explosion of those two “Hellish King” guys sent
me Flyiiing?!)</text:p>
          </table:table-cell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 office:value-type="string">
            <text:p>(This is... real Baaad...!!)</text:p>
          </table:table-cell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, like, our millionth time walkin' over
the mountain! It'll be easy-peasy!</text:p>
          </table:table-cell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think I'm going to struggle, so... let's
go a little slowly, please...!</text:p>
          </table:table-cell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have monsters to worry about, too.</text:p>
          </table:table-cell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 office:value-type="string">
            <text:p>We'll proceed at a relaxed pace.</text:p>
          </table:table-cell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W-Well... I'm sure I can at least hold it until
we get to the bathroom on the other Siiide.)</text:p>
          </table:table-cell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 office:value-type="string">
            <text:p>(It'll be just Fiiin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